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2pt" fo:font-weight="bold" officeooo:rsid="0018c07f" officeooo:paragraph-rsid="0018c07f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2pt" officeooo:rsid="0018c07f" officeooo:paragraph-rsid="0018c07f" style:font-size-asian="12pt" style:font-size-complex="12pt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Arial" fo:font-size="12pt" officeooo:rsid="0019b7f7" officeooo:paragraph-rsid="0019b7f7" style:font-size-asian="12pt" style:font-size-complex="12pt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Arial" fo:font-size="12pt" officeooo:rsid="001d0b88" officeooo:paragraph-rsid="001d0b88" style:font-size-asian="12pt" style:font-size-complex="12pt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Arial" fo:font-size="12pt" officeooo:rsid="001ec477" officeooo:paragraph-rsid="001ec477" style:font-size-asian="12pt" style:font-size-complex="12pt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Arial" fo:font-size="12pt" officeooo:rsid="002175ee" officeooo:paragraph-rsid="002175ee" style:font-size-asian="12pt" style:font-size-complex="12pt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Arial" fo:font-size="12pt" officeooo:rsid="002353ca" officeooo:paragraph-rsid="002353ca" style:font-size-asian="12pt" style:font-size-complex="12pt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Arial" fo:font-size="12pt" officeooo:rsid="002353ca" officeooo:paragraph-rsid="00283a61" style:font-size-asian="12pt" style:font-size-complex="12pt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Arial" fo:font-size="12pt" officeooo:rsid="00240ad6" officeooo:paragraph-rsid="00240ad6" style:font-size-asian="12pt" style:font-size-complex="12pt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Arial" fo:font-size="12pt" officeooo:rsid="00236bbb" officeooo:paragraph-rsid="00283a61" style:font-size-asian="12pt" style:font-size-complex="12pt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Arial" fo:font-size="12pt" officeooo:rsid="002589c5" officeooo:paragraph-rsid="002589c5" style:font-size-asian="12pt" style:font-size-complex="12pt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Arial" fo:font-size="12pt" officeooo:rsid="002638e7" officeooo:paragraph-rsid="002bc863" style:font-size-asian="12pt" style:font-size-complex="12pt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Arial" fo:font-size="12pt" officeooo:rsid="002638e7" officeooo:paragraph-rsid="002c84d1" style:font-size-asian="12pt" style:font-size-complex="12pt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Arial" fo:font-size="12pt" officeooo:rsid="001053f4" officeooo:paragraph-rsid="0026d61b" style:font-size-asian="12pt" style:font-size-complex="12pt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Arial" fo:font-size="12pt" officeooo:rsid="0026d61b" officeooo:paragraph-rsid="0026d61b" style:font-size-asian="12pt" style:font-size-complex="12pt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Arial" fo:font-size="12pt" officeooo:rsid="00283a61" officeooo:paragraph-rsid="00283a61" style:font-size-asian="12pt" style:font-size-complex="12pt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Arial" fo:font-size="12pt" officeooo:rsid="00283a61" officeooo:paragraph-rsid="0028ed00" style:font-size-asian="12pt" style:font-size-complex="12pt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Arial" fo:font-size="12pt" officeooo:rsid="00283a61" officeooo:paragraph-rsid="002aa36d" style:font-size-asian="12pt" style:font-size-complex="12pt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Arial" fo:font-size="12pt" officeooo:rsid="002aa36d" officeooo:paragraph-rsid="002aa36d" style:font-size-asian="12pt" style:font-size-complex="12pt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Arial" fo:font-size="12pt" officeooo:rsid="002bc863" officeooo:paragraph-rsid="002bc863" style:font-size-asian="12pt" style:font-size-complex="12pt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Arial" fo:font-size="12pt" officeooo:rsid="0018c07f" officeooo:paragraph-rsid="00283a61" style:font-size-asian="12pt" style:font-size-complex="12pt"/>
    </style:style>
    <style:style style:name="P22" style:family="paragraph" style:parent-style-name="Standard" style:list-style-name="L1">
      <style:paragraph-properties fo:text-align="start" style:justify-single-word="false"/>
      <style:text-properties style:font-name="Arial" fo:font-size="12pt" fo:font-weight="bold" officeooo:rsid="001fbe50" officeooo:paragraph-rsid="001fbe50" style:font-size-asian="12pt" style:font-weight-asian="bold" style:font-size-complex="12pt" style:font-weight-complex="bold"/>
    </style:style>
    <style:style style:name="P23" style:family="paragraph" style:parent-style-name="Standard" style:list-style-name="L1">
      <style:paragraph-properties fo:text-align="start" style:justify-single-word="false"/>
      <style:text-properties officeooo:rsid="0019b7f7" officeooo:paragraph-rsid="0019b7f7"/>
    </style:style>
    <style:style style:name="P24" style:family="paragraph" style:parent-style-name="Standard" style:list-style-name="L1">
      <style:paragraph-properties fo:text-align="start" style:justify-single-word="false"/>
      <style:text-properties fo:font-weight="bold" officeooo:rsid="001d0b88" officeooo:paragraph-rsid="001fbe50" style:font-weight-asian="bold" style:font-weight-complex="bold"/>
    </style:style>
    <style:style style:name="P25" style:family="paragraph" style:parent-style-name="Standard" style:list-style-name="L1">
      <style:paragraph-properties fo:text-align="start" style:justify-single-word="false"/>
      <style:text-properties fo:color="#000000" style:font-name="Arial" fo:font-size="12pt" style:text-underline-style="none" fo:font-weight="normal" officeooo:rsid="0026d61b" officeooo:paragraph-rsid="0026d61b" fo:background-color="#ffffff" style:font-size-asian="12pt" style:font-weight-asian="normal" style:font-size-complex="12pt" style:font-weight-complex="normal" loext:padding="0cm" loext:border="none"/>
    </style:style>
    <style:style style:name="P26" style:family="paragraph" style:parent-style-name="Standard" style:list-style-name="L1">
      <style:paragraph-properties fo:text-align="start" style:justify-single-word="false"/>
      <style:text-properties fo:color="#000000" style:font-name="Arial" fo:font-size="12pt" style:text-underline-style="none" fo:font-weight="normal" officeooo:rsid="002aa36d" officeooo:paragraph-rsid="002aa36d" fo:background-color="#ffffff" style:font-size-asian="12pt" style:font-weight-asian="normal" style:font-size-complex="12pt" style:font-weight-complex="normal" loext:padding="0cm" loext:border="none"/>
    </style:style>
    <style:style style:name="T1" style:family="text">
      <style:text-properties officeooo:rsid="0019b7f7"/>
    </style:style>
    <style:style style:name="T2" style:family="text">
      <style:text-properties officeooo:rsid="001053f4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353ca"/>
    </style:style>
    <style:style style:name="T5" style:family="text">
      <style:text-properties officeooo:rsid="002589c5"/>
    </style:style>
    <style:style style:name="T6" style:family="text">
      <style:text-properties officeooo:rsid="001c872e"/>
    </style:style>
    <style:style style:name="T7" style:family="text">
      <style:text-properties officeooo:rsid="00173d13"/>
    </style:style>
    <style:style style:name="T8" style:family="text">
      <style:text-properties fo:color="#000000" style:text-underline-style="none" fo:font-weight="normal" officeooo:rsid="002589c5" fo:background-color="#fff200" loext:char-shading-value="0" style:font-weight-asian="normal" style:font-weight-complex="normal" loext:padding="0cm" loext:border="none"/>
    </style:style>
    <style:style style:name="T9" style:family="text">
      <style:text-properties fo:color="#000000" style:text-underline-style="none" fo:font-weight="normal" officeooo:rsid="0017da28" fo:background-color="#ffffff" loext:char-shading-value="0" style:font-weight-asian="normal" style:font-weight-complex="normal" loext:padding="0cm" loext:border="none"/>
    </style:style>
    <style:style style:name="T10" style:family="text">
      <style:text-properties fo:color="#000000" style:text-underline-style="none" fo:font-weight="normal" fo:background-color="#ffffff" loext:char-shading-value="0" style:font-weight-asian="normal" style:font-weight-complex="normal" loext:padding="0cm" loext:border="none"/>
    </style:style>
    <style:style style:name="T11" style:family="text">
      <style:text-properties fo:color="#000000" style:text-underline-style="none" fo:font-weight="normal" officeooo:rsid="0027ec9c" fo:background-color="#ffffff" loext:char-shading-value="0" style:font-weight-asian="normal" style:font-weight-complex="normal" loext:padding="0cm" loext:border="none"/>
    </style:style>
    <style:style style:name="T12" style:family="text">
      <style:text-properties fo:color="#000000" style:text-underline-style="none" fo:font-weight="normal" officeooo:rsid="002589c5" fo:background-color="#ffffff" loext:char-shading-value="0" style:font-weight-asian="normal" style:font-weight-complex="normal" loext:padding="0cm" loext:border="none"/>
    </style:style>
    <style:style style:name="T13" style:family="text">
      <style:text-properties fo:color="#000000" style:text-underline-style="none" fo:font-weight="normal" officeooo:rsid="001c872e" fo:background-color="#ffffff" loext:char-shading-value="0" style:font-weight-asian="normal" style:font-weight-complex="normal" loext:padding="0cm" loext:border="none"/>
    </style:style>
    <style:style style:name="T14" style:family="text">
      <style:text-properties fo:color="#000000" style:text-underline-style="none" fo:font-weight="normal" officeooo:rsid="002aa36d" fo:background-color="#ffffff" loext:char-shading-value="0" style:font-weight-asian="normal" style:font-weight-complex="normal" loext:padding="0cm" loext:border="none"/>
    </style:style>
    <style:style style:name="T15" style:family="text">
      <style:text-properties fo:color="#000000" style:text-underline-style="none" fo:font-weight="normal" officeooo:rsid="00283a61" fo:background-color="#ffffff" loext:char-shading-value="0" style:font-weight-asian="normal" style:font-weight-complex="normal" loext:padding="0cm" loext:border="none"/>
    </style:style>
    <style:style style:name="T16" style:family="text">
      <style:text-properties officeooo:rsid="002589c5" fo:background-color="#fff200" loext:char-shading-value="0"/>
    </style:style>
    <style:style style:name="T17" style:family="text">
      <style:text-properties style:font-name="Arial" fo:font-size="12pt" style:font-size-asian="12pt" style:font-size-complex="12pt"/>
    </style:style>
    <style:style style:name="T18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19" style:family="text">
      <style:text-properties style:font-name="Arial" fo:font-size="12pt" fo:font-weight="normal" officeooo:rsid="001d19f4" style:font-size-asian="12pt" style:font-weight-asian="normal" style:font-size-complex="12pt" style:font-weight-complex="normal"/>
    </style:style>
    <style:style style:name="T20" style:family="text">
      <style:text-properties officeooo:rsid="002bc86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nual how to create text files with positions of satellites for each second in a specified interval<text:span text:style-name="T1"> </text:span>and images and movie made out of it</text:p>
      <text:p text:style-name="P2">(2023-04-15)</text:p>
      <text:p text:style-name="P2"/>
      <text:list xml:id="list2063792842" text:style-name="L1">
        <text:list-item>
          <text:p text:style-name="P3"><text:span text:style-name="T3">Required Two Line Element file</text:span> <text:s/><text:span text:style-name="T2">satelitesdb.tle</text:span></text:p>
          <text:p text:style-name="P23"><text:span text:style-name="T17">which can be downloaded from Dropbox link in : </text:span><text:a xlink:type="simple" xlink:href="https://github.com/marcinsokolowski/Two_Line_Elements" text:style-name="Internet_20_link" text:visited-style-name="Visited_20_Internet_20_Link"><text:span text:style-name="T17">https://github.com/marcinsokolowski/Two_Line_Elements</text:span></text:a><text:span text:style-name="T17"><text:line-break/></text:span></text:p>
        </text:list-item>
        <text:list-item>
          <text:p text:style-name="P22">Build program sattest </text:p>
          <text:list>
            <text:list-item>
              <text:p text:style-name="P24"><text:span text:style-name="T18">Clone project </text:span><text:a xlink:type="simple" xlink:href="https://github.com/marcinsokolowski/transientlib" text:style-name="Internet_20_link" text:visited-style-name="Visited_20_Internet_20_Link"><text:span text:style-name="T18">transientlib</text:span></text:a><text:span text:style-name="T18">. I will assumed it is cloned in directory ~/github/</text:span><text:span text:style-name="T19"> :</text:span></text:p>
            </text:list-item>
            <text:list-item>
              <text:p text:style-name="P4">cd ~/github/</text:p>
            </text:list-item>
            <text:list-item>
              <text:p text:style-name="P5">git clone https://github.com/marcinsokolowski/transientlib.git</text:p>
            </text:list-item>
            <text:list-item>
              <text:p text:style-name="P6">Build the library and sattest program as described in README file or <text:s/>https://github.com/marcinsokolowski/transientlib</text:p>
            </text:list-item>
            <text:list-item>
              <text:p text:style-name="P6">After "make install" sattest should be installed on path </text:p>
              <text:p text:style-name="P6"/>
            </text:list-item>
          </text:list>
        </text:list-item>
        <text:list-item>
          <text:p text:style-name="P7"><text:span text:style-name="T3">Create files named by UNIXTIME.txt</text:span> with positions of every satellite above horizon at the Murchison Radio-astronomy Observatory (MRO) at a given UNIXTIME second :</text:p>
          <text:list>
            <text:list-item>
              <text:p text:style-name="P8">I will assume it is done in directory /tmp/<text:span text:style-name="T5">20230415_030000</text:span>/</text:p>
              <text:p text:style-name="P9">Let's <text:span text:style-name="T5">also </text:span>assume we will run a prediction of <text:span text:style-name="T5">satellite positions for time starting from 20230415_030000 UTC (unixtime = </text:span><text:span text:style-name="T16">1681527600</text:span><text:span text:style-name="T5">) for 600 seconds (10min):</text:span></text:p>
              <text:list>
                <text:list-item>
                  <text:p text:style-name="P8">mkdir -p /tmp/<text:span text:style-name="T5">20230415_030000</text:span>/</text:p>
                </text:list-item>
                <text:list-item>
                  <text:p text:style-name="P10">cd /<text:span text:style-name="T4">tmp/20230415_030000/</text:span></text:p>
                </text:list-item>
                <text:list-item>
                  <text:p text:style-name="P11">cp TLEs/20230415/<text:span text:style-name="T2">satelitesdb.tle</text:span> .<text:line-break/></text:p>
                </text:list-item>
                <text:list-item>
                  <text:p text:style-name="P20">Copy observatory location configuration file mro.qth (for the MRO)</text:p>
                </text:list-item>
                <text:list-item>
                  <text:p text:style-name="P12">cp ~/github/transientlib/config/mro.qth . </text:p>
                </text:list-item>
                <text:list-item>
                  <text:p text:style-name="P13"><text:span text:style-name="T20">In order to generate predictions for another location provide a different configuration file or create one based on mro.qth (geographical longitude, latitude and height of the observatory are required).<text:line-break/>Longitude is positive West and negative East from Greenwich</text:span><text:line-break/></text:p>
                </text:list-item>
                <text:list-item>
                  <text:p text:style-name="P14"><text:span text:style-name="T6">~/github/transientlib/scripts/</text:span>print_satellites_ux.sh<text:span text:style-name="T7"> </text:span><text:span text:style-name="T8">1681527600</text:span><text:span text:style-name="T9"> 600 </text:span></text:p>
                  <text:list>
                    <text:list-item>
                      <text:p text:style-name="P15"><text:span text:style-name="T9">T</text:span><text:span text:style-name="T10">he first parameter is start time in UNIXTIME</text:span></text:p>
                    </text:list-item>
                    <text:list-item>
                      <text:p text:style-name="P25">The second is duration (600 seconds).</text:p>
                    </text:list-item>
                  </text:list>
                </text:list-item>
                <text:list-item>
                  <text:p text:style-name="P15"><text:span text:style-name="T9">I</text:span><text:span text:style-name="T10">t will take a while to generate, but once it's done </text:span><text:span text:style-name="T11">the files named UNIXTIME.txt for the specified range of time will be created in subdirectory satellites/</text:span></text:p>
                </text:list-item>
                <text:list-item>
                  <text:p text:style-name="P16"><text:span text:style-name="T11">O</text:span><text:span text:style-name="T10">nce finished images with all the satellites can be created by executing script plot_satellites.sh</text:span></text:p>
                  <text:list>
                    <text:list-item>
                      <text:p text:style-name="P16"><text:span text:style-name="T10">cd /tmp/</text:span><text:span text:style-name="T12">20230415_030000</text:span><text:span text:style-name="T10">/satellites/</text:span></text:p>
                    </text:list-item>
                    <text:list-item>
                      <text:p text:style-name="P17"><text:span text:style-name="T13">~/github/transientlib/scripts/</text:span><text:span text:style-name="T10">plot_satellites.sh</text:span></text:p>
                    </text:list-item>
                    <text:list-item>
                      <text:p text:style-name="P26">The images and the movie will be created in :</text:p>
                      <text:list>
                        <text:list-item>
                          <text:p text:style-name="P18"><text:span text:style-name="T10">cd /tmp/</text:span><text:span text:style-name="T12">20230415_030000</text:span><text:span text:style-name="T10">/satellites/</text:span><text:span text:style-name="T14">images/</text:span></text:p>
                        </text:list-item>
                        <text:list-item>
                          <text:p text:style-name="P19"><text:span text:style-name="T14">l</text:span><text:span text:style-name="T10">s -al *jpg</text:span></text:p>
                        </text:list-item>
                        <text:list-item>
                          <text:p text:style-name="P19"><text:span text:style-name="T15">cd /tmp/</text:span><text:span text:style-name="T12">20230415_030000</text:span><text:span text:style-name="T15">/satellites/</text:span><text:span text:style-name="T10">images/movie/</text:span></text:p>
                        </text:list-item>
                        <text:list-item>
                          <text:p text:style-name="P26">ls -al *mp4</text:p>
                        </text:list-item>
                        <text:list-item>
                          <text:p text:style-name="P26"/>
                        </text:list-item>
                      </text:list>
                    </text:list-item>
                    <text:list-item>
                      <text:p text:style-name="P26"/>
                    </text:list-item>
                  </text:list>
                </text:list-item>
                <text:list-item>
                  <text:p text:style-name="P21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4-15T14:38:47.512982954</meta:creation-date>
    <dc:date>2023-04-15T15:04:24.502711008</dc:date>
    <meta:editing-duration>PT17M</meta:editing-duration>
    <meta:editing-cycles>24</meta:editing-cycles>
    <meta:generator>LibreOffice/6.0.7.3$Linux_X86_64 LibreOffice_project/00m0$Build-3</meta:generator>
    <meta:document-statistic meta:table-count="0" meta:image-count="0" meta:object-count="0" meta:page-count="1" meta:paragraph-count="35" meta:word-count="314" meta:character-count="2163" meta:non-whitespace-character-count="1904"/>
  </office:meta>
</office:document-meta>
</file>